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Text_20_body">
      <style:text-properties fo:color="#000000" loext:opacity="100%" style:font-name="Times New Roman" fo:font-size="15pt" officeooo:rsid="0009b1a6" officeooo:paragraph-rsid="0009b1a6"/>
    </style:style>
    <style:style style:name="P2" style:family="paragraph" style:parent-style-name="Text_20_body">
      <style:paragraph-properties fo:margin-left="0in" fo:margin-right="0in" fo:margin-top="0in" fo:margin-bottom="0.1252in" style:contextual-spacing="false" fo:text-indent="0in" style:auto-text-indent="false"/>
      <style:text-properties fo:color="#000000" loext:opacity="100%" style:font-name="Times New Roman" fo:font-size="15pt" officeooo:rsid="0009b1a6"/>
    </style:style>
    <style:style style:name="P3" style:family="paragraph" style:parent-style-name="Standard">
      <style:text-properties officeooo:rsid="0009b1a6" officeooo:paragraph-rsid="0009b1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 Done and Tools Used (Gaussian Naive Bayes Model):</text:p>
      <text:p text:style-name="P2">I implemented the Gaussian Naive Bayes model completely from scratch using only core libraries such as pandas, numpy, and matplotlib. The dataset was loaded and cleaned with pandas, and the feature values were normalized using manual mean and standard deviation calculations in numpy to ensure numerical stability. </text:p>
      <text:p text:style-name="P2">For the Naive Bayes logic, I computed class priors and conditional probabilities directly using Gaussian probability density functions for each feature. During prediction, each test sample's likelihood was calculated under every class distribution, and the model selected the class with the highest posterior probability. After running evaluations across the dataset, the Gaussian model achieved an accuracy of approximately 87 percent, confirming that even a fully manual probabilistic approach can perform competitively. </text:p>
      <text:p text:style-name="P2">The use of basic Python libraries and mathematical functions provided a transparent and efficient foundation for understanding every step of the model's internal decision process.</text:p>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3T15:32:14.363467100</meta:creation-date>
    <dc:date>2025-11-11T09:09:52.093951800</dc:date>
    <meta:editing-duration>PT16M14S</meta:editing-duration>
    <meta:editing-cycles>4</meta:editing-cycles>
    <meta:generator>LibreOffice/25.8.2.2$Windows_X86_64 LibreOffice_project/d401f2107ccab8f924a8e2df40f573aab7605b6f</meta:generator>
    <meta:document-statistic meta:table-count="0" meta:image-count="0" meta:object-count="0" meta:page-count="1" meta:paragraph-count="5" meta:word-count="152" meta:character-count="1072" meta:non-whitespace-character-count="921"/>
  </office:meta>
</office:document-meta>
</file>